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467cm" svg:height="11.614cm" svg:x="14.895cm" svg:y="35.321cm">
            <draw:object draw:notify-on-update-of-ranges="Sheet1.C1:Sheet1.C1 Sheet1.C2:Sheet1.C101 Sheet1.D1:Sheet1.D1 Sheet1.D2:Sheet1.D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63cm" svg:y="84.09cm">
            <draw:object draw:notify-on-update-of-ranges="Sheet1.C111:Sheet1.C111 Sheet1.C112:Sheet1.C211 Sheet1.D111:Sheet1.D111 Sheet1.D112:Sheet1.D2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978cm" svg:y="95.396cm">
            <draw:object draw:notify-on-update-of-ranges="Sheet1.C215:Sheet1.C215 Sheet1.C216:Sheet1.C315 Sheet1.D215:Sheet1.D215 Sheet1.D216:Sheet1.D3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etons gagnes IA qui profile</text:p>
          </table:table-cell>
          <table:table-cell office:value-type="string" calcext:value-type="string">
            <text:p>Scenarios de tests en cours</text:p>
          </table:table-cell>
          <table:table-cell office:value-type="string" calcext:value-type="string">
            <text:p>taux similarite</text:p>
          </table:table-cell>
          <table:table-cell office:value-type="string" calcext:value-type="string">
            <text:p>Cumul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-658" calcext:value-type="float">
            <text:p>-6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D2]+[.A3]"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3]+[.A4]"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D4]+[.A5]"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D5]+[.A6]" office:value-type="float" office:value="-892" calcext:value-type="float">
            <text:p>-892</text:p>
          </table:table-cell>
        </table:table-row>
        <table:table-row table:style-name="ro1">
          <table:table-cell office:value-type="float" office:value="-639" calcext:value-type="float">
            <text:p>-63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D6]+[.A7]" office:value-type="float" office:value="-1531" calcext:value-type="float">
            <text:p>-15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D7]+[.A8]" office:value-type="float" office:value="-1419" calcext:value-type="float">
            <text:p>-1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D8]+[.A9]" office:value-type="float" office:value="-1219" calcext:value-type="float">
            <text:p>-1219</text:p>
          </table:table-cell>
        </table:table-row>
        <table:table-row table:style-name="ro1">
          <table:table-cell office:value-type="float" office:value="-664" calcext:value-type="float">
            <text:p>-66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D9]+[.A10]" office:value-type="float" office:value="-1883" calcext:value-type="float">
            <text:p>-188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D10]+[.A11]" office:value-type="float" office:value="-1171" calcext:value-type="float">
            <text:p>-1171</text:p>
          </table:table-cell>
        </table:table-row>
        <table:table-row table:style-name="ro1">
          <table:table-cell office:value-type="float" office:value="-745" calcext:value-type="float">
            <text:p>-74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1]+[.A12]" office:value-type="float" office:value="-1916" calcext:value-type="float">
            <text:p>-19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2]+[.A13]" office:value-type="float" office:value="-1516" calcext:value-type="float">
            <text:p>-15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3]+[.A14]" office:value-type="float" office:value="-1416" calcext:value-type="float">
            <text:p>-1416</text:p>
          </table:table-cell>
        </table:table-row>
        <table:table-row table:style-name="ro1">
          <table:table-cell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4]+[.A15]" office:value-type="float" office:value="-2166" calcext:value-type="float">
            <text:p>-2166</text:p>
          </table:table-cell>
        </table:table-row>
        <table:table-row table:style-name="ro1"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5]+[.A16]" office:value-type="float" office:value="-2824" calcext:value-type="float">
            <text:p>-28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6]+[.A17]" office:value-type="float" office:value="-2424" calcext:value-type="float">
            <text:p>-2424</text:p>
          </table:table-cell>
        </table:table-row>
        <table:table-row table:style-name="ro1">
          <table:table-cell office:value-type="float" office:value="-754" calcext:value-type="float">
            <text:p>-7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7]+[.A18]" office:value-type="float" office:value="-3178" calcext:value-type="float">
            <text:p>-31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8]+[.A19]" office:value-type="float" office:value="-2671" calcext:value-type="float">
            <text:p>-267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19]+[.A20]" office:value-type="float" office:value="-2008" calcext:value-type="float">
            <text:p>-2008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D20]+[.A21]" office:value-type="float" office:value="-2482" calcext:value-type="float">
            <text:p>-248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D21]+[.A22]" office:value-type="float" office:value="-1833" calcext:value-type="float">
            <text:p>-1833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D22]+[.A23]" office:value-type="float" office:value="-2041" calcext:value-type="float">
            <text:p>-2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D23]+[.A24]" office:value-type="float" office:value="-2041" calcext:value-type="float">
            <text:p>-20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D24]+[.A25]" office:value-type="float" office:value="-1741" calcext:value-type="float">
            <text:p>-174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D25]+[.A26]" office:value-type="float" office:value="-1861" calcext:value-type="float">
            <text:p>-18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26]+[.A27]" office:value-type="float" office:value="-1561" calcext:value-type="float">
            <text:p>-1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27]+[.A28]" office:value-type="float" office:value="-1521" calcext:value-type="float">
            <text:p>-1521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28]+[.A29]" office:value-type="float" office:value="-2321" calcext:value-type="float">
            <text:p>-23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29]+[.A30]" office:value-type="float" office:value="-2152" calcext:value-type="float">
            <text:p>-21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0]+[.A31]" office:value-type="float" office:value="-1258" calcext:value-type="float">
            <text:p>-12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1]+[.A32]" office:value-type="float" office:value="-328" calcext:value-type="float">
            <text:p>-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2]+[.A33]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3]+[.A34]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4]+[.A35]"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5]+[.A36]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6]+[.A37]"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7]+[.A38]"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8]+[.A39]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-760" calcext:value-type="float">
            <text:p>-7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39]+[.A40]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0]+[.A41]"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1]+[.A42]"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2]+[.A43]"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3]+[.A44]"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4]+[.A45]"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5]+[.A46]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6]+[.A47]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-774" calcext:value-type="float">
            <text:p>-7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7]+[.A48]"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8]+[.A49]"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49]+[.A50]"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0]+[.A51]"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-652" calcext:value-type="float">
            <text:p>-6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1]+[.A52]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2]+[.A53]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3]+[.A54]"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4]+[.A55]"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5]+[.A56]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6]+[.A57]"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7]+[.A58]"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8]+[.A59]"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59]+[.A60]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0]+[.A61]"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1]+[.A62]"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2]+[.A63]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3]+[.A64]" office:value-type="float" office:value="3391" calcext:value-type="float">
            <text:p>33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4]+[.A65]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697" calcext:value-type="float">
            <text:p>-69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D65]+[.A66]"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D66]+[.A67]"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D67]+[.A68]"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D68]+[.A69]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D69]+[.A70]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-650" calcext:value-type="float">
            <text:p>-6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D70]+[.A71]"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1]+[.A72]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2]+[.A73]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3]+[.A74]"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4]+[.A75]"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5]+[.A76]"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6]+[.A77]"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7]+[.A78]"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8]+[.A79]"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79]+[.A80]"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-505" calcext:value-type="float">
            <text:p>-5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0]+[.A81]"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1]+[.A82]"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-698" calcext:value-type="float">
            <text:p>-69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2]+[.A83]" office:value-type="float" office:value="5364" calcext:value-type="float">
            <text:p>53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3]+[.A84]"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4]+[.A85]"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5]+[.A86]"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-785" calcext:value-type="float">
            <text:p>-78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6]+[.A87]"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7]+[.A88]"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8]+[.A89]"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89]+[.A90]"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0]+[.A91]"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1]+[.A92]"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-695" calcext:value-type="float">
            <text:p>-69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2]+[.A93]"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3]+[.A94]"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4]+[.A95]"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5]+[.A96]"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6]+[.A97]" office:value-type="float" office:value="7853" calcext:value-type="float">
            <text:p>7853</text:p>
          </table:table-cell>
        </table:table-row>
        <table:table-row table:style-name="ro1">
          <table:table-cell office:value-type="float" office:value="-664" calcext:value-type="float">
            <text:p>-6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7]+[.A98]"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8]+[.A99]"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99]+[.A100]"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D100]+[.A101]" office:value-type="float" office:value="6952" calcext:value-type="float">
            <text:p>6952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Jetons gagnes IA qui profile</text:p>
          </table:table-cell>
          <table:table-cell office:value-type="string" calcext:value-type="string">
            <text:p>Scenarios de tests en cours</text:p>
          </table:table-cell>
          <table:table-cell office:value-type="string" calcext:value-type="string">
            <text:p>taux similarite</text:p>
          </table:table-cell>
          <table:table-cell office:value-type="string" calcext:value-type="string">
            <text:p>Cumu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D112]+[.A113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D113]+[.A114]"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D114]+[.A115]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115]+[.A116]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D116]+[.A117]"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17]+[.A118]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118]+[.A119]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19]+[.A120]"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20]+[.A121]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-816" calcext:value-type="float">
            <text:p>-81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1]+[.A122]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2]+[.A123]"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3]+[.A124]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4]+[.A125]"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5]+[.A126]"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6]+[.A127]"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-703" calcext:value-type="float">
            <text:p>-7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7]+[.A128]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8]+[.A129]"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-905" calcext:value-type="float">
            <text:p>-90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29]+[.A130]"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30]+[.A131]"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D131]+[.A132]"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32]+[.A133]"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-620" calcext:value-type="float">
            <text:p>-62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33]+[.A134]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34]+[.A135]"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135]+[.A136]"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36]+[.A137]"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37]+[.A138]"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38]+[.A139]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39]+[.A140]"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0]+[.A141]"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1]+[.A142]"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2]+[.A143]"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3]+[.A144]" office:value-type="float" office:value="7300" calcext:value-type="float">
            <text:p>73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4]+[.A145]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5]+[.A146]"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6]+[.A147]"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7]+[.A148]"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8]+[.A149]" office:value-type="float" office:value="7081" calcext:value-type="float">
            <text:p>708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49]+[.A150]"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0]+[.A151]"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1]+[.A152]"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2]+[.A153]"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3]+[.A154]" office:value-type="float" office:value="9016" calcext:value-type="float">
            <text:p>90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4]+[.A155]" office:value-type="float" office:value="9712" calcext:value-type="float">
            <text:p>9712</text:p>
          </table:table-cell>
        </table:table-row>
        <table:table-row table:style-name="ro1"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5]+[.A156]"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6]+[.A157]"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157]+[.A158]"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58]+[.A159]" office:value-type="float" office:value="7122" calcext:value-type="float">
            <text:p>712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59]+[.A160]"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60]+[.A161]"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-640" calcext:value-type="float">
            <text:p>-64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61]+[.A162]"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162]+[.A163]" office:value-type="float" office:value="7342" calcext:value-type="float">
            <text:p>73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3]+[.A164]"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4]+[.A165]"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5]+[.A166]"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6]+[.A167]"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7]+[.A168]"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8]+[.A169]"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-622" calcext:value-type="float">
            <text:p>-62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69]+[.A170]"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70]+[.A171]"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-622" calcext:value-type="float">
            <text:p>-62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71]+[.A172]"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D172]+[.A173]"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73]+[.A174]"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174]+[.A175]"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175]+[.A176]"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76]+[.A177]"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77]+[.A178]" office:value-type="float" office:value="6051" calcext:value-type="float">
            <text:p>60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78]+[.A179]"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79]+[.A180]"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0]+[.A181]"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1]+[.A182]"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2]+[.A183]"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3]+[.A184]"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4]+[.A185]"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5]+[.A186]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6]+[.A187]"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7]+[.A188]"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8]+[.A189]" office:value-type="float" office:value="6090" calcext:value-type="float">
            <text:p>60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89]+[.A190]"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90]+[.A191]"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D191]+[.A192]"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192]+[.A193]"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193]+[.A194]"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194]+[.A195]"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195]+[.A196]"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196]+[.A197]"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197]+[.A198]"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198]+[.A199]"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199]+[.A200]"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0]+[.A201]"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1]+[.A202]"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2]+[.A203]"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3]+[.A204]"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4]+[.A205]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5]+[.A206]"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6]+[.A207]"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7]+[.A208]"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8]+[.A209]"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09]+[.A210]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D210]+[.A211]" office:value-type="float" office:value="7110" calcext:value-type="float">
            <text:p>711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etons gagnes IA qui profile</text:p>
          </table:table-cell>
          <table:table-cell office:value-type="string" calcext:value-type="string">
            <text:p>Scenarios de tests en cours</text:p>
          </table:table-cell>
          <table:table-cell office:value-type="string" calcext:value-type="string">
            <text:p>taux similarite</text:p>
          </table:table-cell>
          <table:table-cell office:value-type="string" calcext:value-type="string">
            <text:p>Cumu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D216]+[.A217]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217]+[.A218]"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D218]+[.A219]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D219]+[.A220]"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D220]+[.A221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-629" calcext:value-type="float">
            <text:p>-62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D221]+[.A222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D222]+[.A223]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223]+[.A224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D224]+[.A225]"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25]+[.A226]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26]+[.A227]"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27]+[.A228]"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28]+[.A229]" office:value-type="float" office:value="2584" calcext:value-type="float">
            <text:p>25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29]+[.A230]"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30]+[.A231]"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31]+[.A232]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32]+[.A233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-679" calcext:value-type="float">
            <text:p>-6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33]+[.A234]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D234]+[.A235]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-807" calcext:value-type="float">
            <text:p>-80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D235]+[.A236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[.D236]+[.A237]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D237]+[.A238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697" calcext:value-type="float">
            <text:p>-69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D238]+[.A239]" office:value-type="float" office:value="-461" calcext:value-type="float">
            <text:p>-461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[.D239]+[.A240]" office:value-type="float" office:value="-811" calcext:value-type="float">
            <text:p>-8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0]+[.A241]" office:value-type="float" office:value="-711" calcext:value-type="float">
            <text:p>-71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1]+[.A24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2]+[.A243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3]+[.A244]" office:value-type="float" office:value="-724" calcext:value-type="float">
            <text:p>-724</text:p>
          </table:table-cell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4]+[.A245]" office:value-type="float" office:value="-1459" calcext:value-type="float">
            <text:p>-1459</text:p>
          </table:table-cell>
        </table:table-row>
        <table:table-row table:style-name="ro1">
          <table:table-cell office:value-type="float" office:value="-890" calcext:value-type="float">
            <text:p>-89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5]+[.A246]" office:value-type="float" office:value="-2349" calcext:value-type="float">
            <text:p>-2349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6]+[.A247]" office:value-type="float" office:value="-3149" calcext:value-type="float">
            <text:p>-3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7]+[.A248]" office:value-type="float" office:value="-3049" calcext:value-type="float">
            <text:p>-3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8]+[.A249]" office:value-type="float" office:value="-2949" calcext:value-type="float">
            <text:p>-29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249]+[.A250]" office:value-type="float" office:value="-2849" calcext:value-type="float">
            <text:p>-2849</text:p>
          </table:table-cell>
        </table:table-row>
        <table:table-row table:style-name="ro1">
          <table:table-cell office:value-type="float" office:value="-923" calcext:value-type="float">
            <text:p>-92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D250]+[.A251]" office:value-type="float" office:value="-3772" calcext:value-type="float">
            <text:p>-37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D251]+[.A252]" office:value-type="float" office:value="-3547" calcext:value-type="float">
            <text:p>-3547</text:p>
          </table:table-cell>
        </table:table-row>
        <table:table-row table:style-name="ro1">
          <table:table-cell office:value-type="float" office:value="-773" calcext:value-type="float">
            <text:p>-77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D252]+[.A253]" office:value-type="float" office:value="-4320" calcext:value-type="float">
            <text:p>-4320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D253]+[.A254]" office:value-type="float" office:value="-4496" calcext:value-type="float">
            <text:p>-449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254]+[.A255]" office:value-type="float" office:value="-3717" calcext:value-type="float">
            <text:p>-37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55]+[.A256]" office:value-type="float" office:value="-3382" calcext:value-type="float">
            <text:p>-33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56]+[.A257]" office:value-type="float" office:value="-2842" calcext:value-type="float">
            <text:p>-28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57]+[.A258]" office:value-type="float" office:value="-2742" calcext:value-type="float">
            <text:p>-274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58]+[.A259]" office:value-type="float" office:value="-1961" calcext:value-type="float">
            <text:p>-19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59]+[.A260]" office:value-type="float" office:value="-1565" calcext:value-type="float">
            <text:p>-15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0]+[.A261]" office:value-type="float" office:value="-955" calcext:value-type="float">
            <text:p>-9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1]+[.A262]" office:value-type="float" office:value="-855" calcext:value-type="float">
            <text:p>-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2]+[.A263]" office:value-type="float" office:value="-755" calcext:value-type="float">
            <text:p>-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3]+[.A264]" office:value-type="float" office:value="-655" calcext:value-type="float">
            <text:p>-65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4]+[.A265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5]+[.A266]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6]+[.A267]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7]+[.A268]"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8]+[.A269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69]+[.A270]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0]+[.A271]" office:value-type="float" office:value="1026" calcext:value-type="float">
            <text:p>10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1]+[.A272]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2]+[.A273]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3]+[.A274]"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4]+[.A275]"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5]+[.A276]"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6]+[.A277]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7]+[.A278]"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8]+[.A279]"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79]+[.A280]"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0]+[.A281]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1]+[.A282]"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2]+[.A283]"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3]+[.A284]"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4]+[.A285]"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5]+[.A286]"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6]+[.A287]"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7]+[.A288]" office:value-type="float" office:value="6874" calcext:value-type="float">
            <text:p>68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8]+[.A289]" office:value-type="float" office:value="6874" calcext:value-type="float">
            <text:p>68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89]+[.A290]"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0]+[.A291]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1]+[.A292]"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2]+[.A293]"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3]+[.A294]"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4]+[.A295]"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5]+[.A296]"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6]+[.A297]"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7]+[.A298]"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8]+[.A299]"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299]+[.A300]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0]+[.A301]"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1]+[.A302]"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2]+[.A303]" office:value-type="float" office:value="8447" calcext:value-type="float">
            <text:p>84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3]+[.A304]"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4]+[.A305]"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5]+[.A306]"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6]+[.A307]"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-989" calcext:value-type="float">
            <text:p>-9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7]+[.A308]" office:value-type="float" office:value="9241" calcext:value-type="float">
            <text:p>924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8]+[.A309]" office:value-type="float" office:value="9978" calcext:value-type="float">
            <text:p>99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09]+[.A310]"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10]+[.A311]" office:value-type="float" office:value="10178" calcext:value-type="float">
            <text:p>10178</text:p>
          </table:table-cell>
        </table:table-row>
        <table:table-row table:style-name="ro1">
          <table:table-cell office:value-type="float" office:value="-685" calcext:value-type="float">
            <text:p>-6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11]+[.A312]" office:value-type="float" office:value="9493" calcext:value-type="float">
            <text:p>94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12]+[.A313]"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13]+[.A314]" office:value-type="float" office:value="10977" calcext:value-type="float">
            <text:p>109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D314]+[.A315]" office:value-type="float" office:value="11077" calcext:value-type="float">
            <text:p>11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7:28.316805164</dc:date>
    <meta:generator>LibreOffice/4.2.8.2$Linux_X86_64 LibreOffice_project/420m0$Build-2</meta:generator>
    <meta:editing-duration>PT6M19S</meta:editing-duration>
    <meta:editing-cycles>3</meta:editing-cycles>
    <meta:document-statistic meta:table-count="1" meta:cell-count="1212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68cm" svg:height="11.615cm" xlink:href=".." xlink:type="simple" chart:class="chart:line" chart:style-name="ch1">
        <chart:legend chart:legend-position="end" svg:x="15.981cm" svg:y="5.259cm" style:legend-expansion="high" chart:style-name="ch2"/>
        <chart:plot-area chart:style-name="ch3" table:cell-range-address="Sheet1.C1:Sheet1.D101" chart:data-source-has-labels="row" svg:x="1.4cm" svg:y="0.232cm" svg:width="14.192cm" svg:height="10.17cm">
          <chartooo:coordinate-region svg:x="2.021cm" svg:y="0.431cm" svg:width="12.393cm" svg:height="9.179cm"/>
          <chart:axis chart:dimension="x" chart:name="primary-x" chart:style-name="ch4">
            <chart:title svg:x="7.936cm" svg:y="10.634cm" chart:style-name="ch5">
              <text:p>Parties</text:p>
            </chart:title>
          </chart:axis>
          <chart:axis chart:dimension="y" chart:name="primary-y" chart:style-name="ch4">
            <chart:title svg:x="0.451cm" svg:y="6.486cm" chart:style-name="ch6">
              <text:p>Profilage/Gain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C2:Sheet1.C101" chart:label-cell-address="Sheet1.C1:Sheet1.C1" chart:class="chart:line">
            <chart:data-point chart:repeated="100"/>
          </chart:series>
          <chart:series chart:attached-axis="secondary-y" chart:style-name="ch10" chart:values-cell-range-address="Sheet1.D2:Sheet1.D101" chart:label-cell-address="Sheet1.D1:Sheet1.D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similarite</text:p>
                <draw:g>
                  <svg:desc>Sheet1.C1:Sheet1.C1</svg:desc>
                </draw:g>
              </table:table-cell>
              <table:table-cell office:value-type="string">
                <text:p>Cumu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C2:Sheet1.C101</svg:desc>
                </draw:g>
              </table:table-cell>
              <table:table-cell office:value-type="float" office:value="-658">
                <text:p>-658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-892">
                <text:p>-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-1171">
                <text:p>-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-2166">
                <text:p>-2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-2824">
                <text:p>-2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-3178">
                <text:p>-3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-2482">
                <text:p>-2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-2321">
                <text:p>-2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-2152">
                <text:p>-2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-1258">
                <text:p>-1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">
                <text:p>64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">
                <text:p>64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6952">
                <text:p>6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Sheet1.C111:Sheet1.D211" chart:data-source-has-labels="row" svg:x="0.32cm" svg:y="0.18cm" svg:width="11.873cm" svg:height="8.64cm">
          <chartooo:coordinate-region svg:x="0.941cm" svg:y="0.38cm" svg:width="10.074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112:Sheet1.C211" chart:label-cell-address="Sheet1.C111:Sheet1.C111" chart:class="chart:line">
            <chart:data-point chart:repeated="100"/>
          </chart:series>
          <chart:series chart:attached-axis="secondary-y" chart:style-name="ch8" chart:values-cell-range-address="Sheet1.D112:Sheet1.D211" chart:label-cell-address="Sheet1.D111:Sheet1.D11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similarite</text:p>
                <draw:g>
                  <svg:desc>Sheet1.C111:Sheet1.C111</svg:desc>
                </draw:g>
              </table:table-cell>
              <table:table-cell office:value-type="string">
                <text:p>Cumul</text:p>
                <draw:g>
                  <svg:desc>Sheet1.D111:Sheet1.D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C112:Sheet1.C211</svg:desc>
                </draw:g>
              </table:table-cell>
              <table:table-cell office:value-type="float" office:value="100">
                <text:p>100</text:p>
                <draw:g>
                  <svg:desc>Sheet1.D112:Sheet1.D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9712">
                <text:p>9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7542">
                <text:p>7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">
                <text:p>77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">
                <text:p>77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">
                <text:p>7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7110">
                <text:p>7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Sheet1.C215:Sheet1.D315" chart:data-source-has-labels="row" svg:x="0.32cm" svg:y="0.18cm" svg:width="11.873cm" svg:height="8.64cm">
          <chartooo:coordinate-region svg:x="0.941cm" svg:y="0.38cm" svg:width="10.074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216:Sheet1.C315" chart:label-cell-address="Sheet1.C215:Sheet1.C215" chart:class="chart:line">
            <chart:data-point chart:repeated="100"/>
          </chart:series>
          <chart:series chart:attached-axis="secondary-y" chart:style-name="ch8" chart:values-cell-range-address="Sheet1.D216:Sheet1.D315" chart:label-cell-address="Sheet1.D215:Sheet1.D215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similarite</text:p>
                <draw:g>
                  <svg:desc>Sheet1.C215:Sheet1.C215</svg:desc>
                </draw:g>
              </table:table-cell>
              <table:table-cell office:value-type="string">
                <text:p>Cumul</text:p>
                <draw:g>
                  <svg:desc>Sheet1.D215:Sheet1.D2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C216:Sheet1.C315</svg:desc>
                </draw:g>
              </table:table-cell>
              <table:table-cell office:value-type="float" office:value="265">
                <text:p>265</text:p>
                <draw:g>
                  <svg:desc>Sheet1.D216:Sheet1.D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">
                <text:p>8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-811">
                <text:p>-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">
                <text:p>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-2349">
                <text:p>-2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-3149">
                <text:p>-3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">
                <text:p>83</text:p>
              </table:table-cell>
              <table:table-cell office:value-type="float" office:value="-3049">
                <text:p>-3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-2949">
                <text:p>-2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-2849">
                <text:p>-2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-3547">
                <text:p>-3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">
                <text:p>84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-4496">
                <text:p>-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-2842">
                <text:p>-2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2742">
                <text:p>-2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-755">
                <text:p>-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">
                <text:p>85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">
                <text:p>8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">
                <text:p>8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">
                <text:p>85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">
                <text:p>85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9527">
                <text:p>95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9241">
                <text:p>9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">
                <text:p>85</text:p>
              </table:table-cell>
              <table:table-cell office:value-type="float" office:value="9978">
                <text:p>9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10977">
                <text:p>10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11077">
                <text:p>11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